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3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0" style:family="paragraph" style:parent-style-name="Text_20_body">
      <style:paragraph-properties fo:text-align="justify" style:justify-single-word="false"/>
    </style:style>
    <style:style style:name="P51" style:family="paragraph" style:parent-style-name="Text_20_body">
      <loext:graphic-properties draw:fill="solid" draw:fill-color="#eeeeee" draw:opacity="100%"/>
      <style:paragraph-properties fo:background-color="#eeeeee"/>
    </style:style>
    <style:style style:name="P52" style:family="paragraph" style:parent-style-name="Text_20_body">
      <loext:graphic-properties draw:fill="solid" draw:fill-color="#eeeeee" draw:opacity="100%"/>
      <style:paragraph-properties fo:background-color="#eeeeee"/>
      <style:text-properties fo:language="ru" fo:country="RU"/>
    </style:style>
    <style:style style:name="P5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4" style:family="paragraph" style:parent-style-name="Text_20_body">
      <loext:graphic-properties draw:fill="solid" draw:fill-color="#eeeeee" draw:opacity="100%"/>
      <style:paragraph-properties fo:background-color="#eeeeee"/>
      <style:text-properties fo:color="#ff6600" fo:language="ru" fo:country="RU"/>
    </style:style>
    <style:style style:name="P55" style:family="paragraph" style:parent-style-name="First_20_line_20_indent">
      <loext:graphic-properties draw:fill="solid" draw:fill-color="#eeeeee" draw:opacity="100%"/>
      <style:paragraph-properties fo:background-color="#eeeeee"/>
      <style:text-properties fo:language="ru" fo:country="RU"/>
    </style:style>
    <style:style style:name="P5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align="justify" style:justify-single-word="false" fo:text-indent="0in" style:auto-text-indent="false"/>
      <style:text-properties fo:color="#800000"/>
    </style:style>
    <style:style style:name="P59" style:family="paragraph" style:parent-style-name="Text_20_body">
      <style:paragraph-properties fo:margin-left="0in" fo:margin-right="0in" fo:text-align="center" style:justify-single-word="false" fo:text-indent="0in" style:auto-text-indent="false"/>
    </style:style>
    <style:style style:name="P6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7" style:family="paragraph" style:parent-style-name="Text_20_body" style:list-style-name="L1">
      <style:paragraph-properties fo:text-align="justify" style:justify-single-word="false"/>
    </style:style>
    <style:style style:name="P78" style:family="paragraph" style:parent-style-name="Text_20_body" style:list-style-name="L1">
      <style:paragraph-properties fo:text-align="justify" style:justify-single-word="false"/>
      <style:text-properties fo:language="ru" fo:country="RU"/>
    </style:style>
    <style:style style:name="P79" style:family="paragraph" style:parent-style-name="Text_20_body" style:list-style-name="L2">
      <style:paragraph-properties fo:text-align="justify" style:justify-single-word="false"/>
      <style:text-properties fo:language="ru" fo:country="RU"/>
    </style:style>
    <style:style style:name="P80" style:family="paragraph" style:parent-style-name="Text_20_body" style:list-style-name="L3">
      <style:text-properties fo:language="ru" fo:country="RU"/>
    </style:style>
    <style:style style:name="P81" style:family="paragraph" style:parent-style-name="Text_20_body">
      <style:paragraph-properties fo:margin-left="0in" fo:margin-right="0in" fo:text-align="justify" style:justify-single-word="false" fo:text-indent="0.1965in" style:auto-text-indent="false"/>
      <style:text-properties fo:language="en" fo:country="US" officeooo:rsid="0010f747" officeooo:paragraph-rsid="0010f747"/>
    </style:style>
    <style:style style:name="P82"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officeooo:rsid="0010c3f6" officeooo:paragraph-rsid="0010c3f6"/>
    </style:style>
    <style:style style:name="P84" style:family="paragraph" style:parent-style-name="Text_20_body">
      <style:paragraph-properties fo:margin-left="0in" fo:margin-right="0in" fo:text-align="justify" style:justify-single-word="false" fo:text-indent="0.1965in" style:auto-text-indent="false"/>
      <style:text-properties fo:language="ru" fo:country="RU" officeooo:paragraph-rsid="0011d57e"/>
    </style:style>
    <style:style style:name="P85" style:family="paragraph" style:parent-style-name="Text_20_body">
      <style:paragraph-properties fo:margin-left="0in" fo:margin-right="0in" fo:text-align="justify" style:justify-single-word="false" fo:text-indent="0.1965in" style:auto-text-indent="false"/>
      <style:text-properties fo:language="ru" fo:country="RU" officeooo:paragraph-rsid="0016fa0a"/>
    </style:style>
    <style:style style:name="P86" style:family="paragraph" style:parent-style-name="Text_20_body">
      <style:paragraph-properties fo:margin-left="0in" fo:margin-right="0in" fo:text-align="justify" style:justify-single-word="false" fo:text-indent="0.1965in" style:auto-text-indent="false"/>
      <style:text-properties fo:language="ru" fo:country="RU" officeooo:paragraph-rsid="00184df2"/>
    </style:style>
    <style:style style:name="P87" style:family="paragraph" style:parent-style-name="Text_20_body">
      <style:paragraph-properties fo:margin-left="0in" fo:margin-right="0in" fo:text-align="justify" style:justify-single-word="false" fo:text-indent="0.1965in" style:auto-text-indent="false"/>
      <style:text-properties fo:language="ru" fo:country="RU" officeooo:paragraph-rsid="001e70dd"/>
    </style:style>
    <style:style style:name="P88" style:family="paragraph" style:parent-style-name="Text_20_body">
      <style:paragraph-properties fo:margin-left="0in" fo:margin-right="0in" fo:text-align="justify" style:justify-single-word="false" fo:text-indent="0.1965in" style:auto-text-indent="false"/>
      <style:text-properties fo:language="ru" fo:country="RU" officeooo:rsid="001e70dd" officeooo:paragraph-rsid="001e70dd"/>
    </style:style>
    <style:style style:name="P8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3" style:family="paragraph" style:parent-style-name="Heading_20_2">
      <loext:graphic-properties draw:fill="solid" draw:fill-color="#eeeeee" draw:opacity="100%"/>
      <style:paragraph-properties fo:background-color="#eeeeee"/>
    </style:style>
    <style:style style:name="P94" style:family="paragraph" style:parent-style-name="Heading_20_2">
      <loext:graphic-properties draw:fill="solid" draw:fill-color="#eeeeee" draw:opacity="100%"/>
      <style:paragraph-properties fo:background-color="#eeeeee"/>
      <style:text-properties fo:language="ru" fo:country="RU"/>
    </style:style>
    <style:style style:name="P95" style:family="paragraph" style:parent-style-name="Heading_20_1">
      <loext:graphic-properties draw:fill="solid" draw:fill-color="#eeeeee" draw:opacity="100%"/>
      <style:paragraph-properties fo:background-color="#eeeeee"/>
    </style:style>
    <style:style style:name="P96" style:family="paragraph" style:parent-style-name="Heading_20_1">
      <style:paragraph-properties fo:margin-left="0in" fo:margin-right="0in" fo:text-align="center" style:justify-single-word="false" fo:text-indent="0.1965in" style:auto-text-indent="false"/>
    </style:style>
    <style:style style:name="P9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1c710f"/>
    </style:style>
    <style:style style:name="T4" style:family="text">
      <style:text-properties fo:language="ru" fo:country="RU" officeooo:rsid="001e70dd"/>
    </style:style>
    <style:style style:name="T5" style:family="text">
      <style:text-properties fo:language="en" fo:country="US"/>
    </style:style>
    <style:style style:name="T6" style:family="text">
      <style:text-properties fo:color="#ff3333"/>
    </style:style>
    <style:style style:name="T7" style:family="text">
      <style:text-properties fo:color="#ff3333" fo:language="ru" fo:country="RU"/>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style:style>
    <style:style style:name="T11" style:family="text">
      <style:text-properties fo:color="#800000" fo:language="ru" fo:country="RU"/>
    </style:style>
    <style:style style:name="T12" style:family="text">
      <style:text-properties fo:color="#800000" fo:language="en" fo:country="US"/>
    </style:style>
    <style:style style:name="T13" style:family="text">
      <style:text-properties fo:color="#800000" officeooo:rsid="0010f747"/>
    </style:style>
    <style:style style:name="T14" style:family="text">
      <style:text-properties fo:color="#800000" officeooo:rsid="00116c4b"/>
    </style:style>
    <style:style style:name="T15" style:family="text">
      <style:text-properties fo:color="#ff6600"/>
    </style:style>
    <style:style style:name="T16" style:family="text">
      <style:text-properties fo:color="#ff6600" fo:language="ru" fo:country="RU"/>
    </style:style>
    <style:style style:name="T17" style:family="text">
      <style:text-properties fo:color="#ff6600" fo:language="en" fo:country="US"/>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officeooo:rsid="0010f747"/>
    </style:style>
    <style:style style:name="T26" style:family="text">
      <style:text-properties officeooo:rsid="0016fa0a"/>
    </style:style>
    <style:style style:name="T27" style:family="text">
      <style:text-properties officeooo:rsid="0019bd7c"/>
    </style:style>
    <style:style style:name="T28" style:family="text">
      <style:text-properties officeooo:rsid="001c710f"/>
    </style:style>
    <style:style style:name="T29" style:family="text">
      <style:text-properties officeooo:rsid="001d3a7b"/>
    </style:style>
    <style:style style:name="T30" style:family="text">
      <style:text-properties officeooo:rsid="001e70dd"/>
    </style:style>
    <style:style style:name="T31" style:family="text">
      <style:text-properties officeooo:rsid="002129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069160740826784990" text:style-name="L1">
        <text:list-item>
          <text:p text:style-name="P77">добавить детектив <text:span text:style-name="T1">(реализовано)</text:span>+ магические уроки/трактаты Старсвирла</text:p>
        </text:list-item>
        <text:list-item>
          <text:p text:style-name="P78">Терра несколько раз пытается убить Макса (один раз — в аквапарке). Несколько раз Макса спасает Селестия (даёт приказы Нексусу)</text:p>
        </text:list-item>
        <text:list-item>
          <text:p text:style-name="P78">Книги:</text:p>
        </text:list-item>
      </text:list>
      <text:list xml:id="list5832244575657092826" text:style-name="L2">
        <text:list-item>
          <text:p text:style-name="P79">«Великие грифоны прошлого» - из канона (5<text:span text:style-name="T5">s8e)</text:span></text:p>
        </text:list-item>
        <text:list-item>
          <text:p text:style-name="P79">«Высшие заклинания в повседневном использовании: от песчинки до дворца»</text:p>
        </text:list-item>
        <text:list-item>
          <text:p text:style-name="P79">«Малоизвестные аспекты магии трансформаций»</text:p>
        </text:list-item>
        <text:list-item>
          <text:p text:style-name="P7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9">Дасти Вейфарер «Зебрианская культура, быт и фольклор»</text:p>
        </text:list-item>
        <text:list-item>
          <text:p text:style-name="P79">«Краткая история Эквестрии»</text:p>
        </text:list-item>
        <text:list-item>
          <text:p text:style-name="P79">«Шедевры архитектуры Эквестрии» с разделом о Кантерлотском Королевском Дворце</text:p>
        </text:list-item>
        <text:list-item>
          <text:p text:style-name="P79">«Великие дела и великие чары». Страница 893: …</text:p>
        </text:list-item>
        <text:list-item>
          <text:p text:style-name="P79">Трактат Свирла Бородатого “Основы магического искусства” <text:span text:style-name="T5">(</text:span>моё)</text:p>
        </text:list-item>
      </text:list>
      <text:p text:style-name="P5"/>
      <text:h text:style-name="Heading_20_2" text:outline-level="2"><text:soft-page-break/>Факты об Эквестрии <text:span text:style-name="T1">(согласовать с вики)</text:span></text:h>
      <text:list xml:id="list809104062093136882" text:style-name="L3">
        <text:list-item>
          <text:p text:style-name="P8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0">Селестия — переменчивая пони. В одно время не строгая, а в другое может быть такой, что страшно становится</text:p>
        </text:list-item>
        <text:list-item>
          <text:p text:style-name="P8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0">Около 820-ти лет назад будущий маг Лайтнинг Стар поступил на обучение к наставнику Тииспоту</text:p>
        </text:list-item>
        <text:list-item>
          <text:p text:style-name="P8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0">У Селестии грива и хвост развеваются и переливаются от магического шампуня</text:p>
        </text:list-item>
        <text:list-item>
          <text:p text:style-name="P80">Тело Селестии очень крепкое — может выдержать несколько тонн земли</text:p>
        </text:list-item>
        <text:list-item>
          <text:p text:style-name="P80">Дискорд намного старше принцесс, его магия сильнее ихней на голову</text:p>
        </text:list-item>
        <text:list-item>
          <text:p text:style-name="P80">Луна младше Селестии на 3 года. Сёстрам около 5000 лет. По другим данным, Селестии около 2500 лет.</text:p>
        </text:list-item>
        <text:list-item>
          <text:p text:style-name="P80">Принцессы начали войну с Дискордом в возрасте, когда им было около 700 лет — и продолжалась война почти сто лет</text:p>
        </text:list-item>
        <text:list-item>
          <text:p text:style-name="P80">Самый главный враг сестёр и Дискорда — скука</text:p>
        </text:list-item>
        <text:list-item>
          <text:p text:style-name="P80">В Эквестрии на одного жеребца приходится четыре - пять кобыл</text:p>
        </text:list-item>
        <text:list-item>
          <text:p text:style-name="P8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0">Селестия в первые полторы тысячи лет путешествовала — и заварила несколько войн (две — с Эквестрией, в одной была против Луны)</text:p>
        </text:list-item>
        <text:list-item>
          <text:p text:style-name="P80">Настоящий цвет гривы Селестии — клубнично-розовая. Радужный цвет гривы и хвоста поддерживается магией</text:p>
        </text:list-item>
        <text:list-item>
          <text:p text:style-name="P80">Кроме Дискорда, старше сестёр ещё старейшина драконов</text:p>
        </text:list-item>
        <text:list-item>
          <text:p text:style-name="P80">Кэйденс не прожила и 60-ти лет и является низкорожденной</text:p>
        </text:list-item>
        <text:list-item>
          <text:p text:style-name="P8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0">Народ тихо фигел от нововведений и с ещё большим ожесточением продолжал делать по-своему</text:p>
        </text:list-item>
        <text:list-item>
          <text:p text:style-name="P80"><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0">Когда пони женятся, они обмениваются ножными браслетами</text:p>
        </text:list-item>
        <text:list-item>
          <text:p text:style-name="P80">Светилами, кроме сестёр, могут управлять единороги (группы), Дискорд, Твайлайт и Старсвирл</text:p>
        </text:list-item>
        <text:list-item>
          <text:p text:style-name="P80">Королева Кризалис — правительница Зелёной Долины</text:p>
        </text:list-item>
        <text:list-item>
          <text:p text:style-name="P80">Мать Луны и Селестии — аликорн Лорен. Мать Дискорда — Алиса (пони-человек)</text:p>
        </text:list-item>
        <text:list-item>
          <text:p text:style-name="P8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0">Искусственный интеллект. Создан Владом и Максом. Разработан для управления корпорациями.</text:p>
      <text:h text:style-name="Heading_20_3" text:outline-level="3">Селестия</text:h>
      <text:p text:style-name="P5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5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5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text:soft-page-break/>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text:span text:style-name="T28">спиртном</text:span><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text:span text:style-name="T28">коньяком</text:span>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text:span text:style-name="T30">вдрызг</text:span>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text:span><text:span text:style-name="T3">Бакарди чёрного</text:span><text:span text:style-name="T1">",</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5">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text:soft-page-break/>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pan text:style-name="T5">&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5">&lt;\</text:span><text:span text:style-name="T1">Выполняю задачу</text:span>...</text:p>
      <text:p text:style-name="P33"><text:span text:style-name="T5">&lt;\</text:span>...</text:p>
      <text:p text:style-name="P33"><text:soft-page-break/><text:span text:style-name="T5">&lt;\</text:span>Решение:</text:p>
      <text:p text:style-name="P3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0">Ага, уже теплее.</text:p>
      <text:p text:style-name="P30"/>
      <text:p text:style-name="P32"><text:span text:style-name="T5">&gt;</text:span>\Нексус, выдай <text:span text:style-name="T1">краткую </text:span>диагностику модулей <text:span text:style-name="T1">аналитики</text:span></text:p>
      <text:p text:style-name="P30"/>
      <text:p text:style-name="P30"><text:soft-page-break/>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5">–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5">.</text:span></text:p>
      <text:p text:style-name="P36">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text:span text:style-name="T28">Бакарди</text:span>.</text:p>
      <text:p text:style-name="P5">– О, – обрадовался мужик. – <text:span text:style-name="T28">Ромчик</text:span>! То, что надо! Спасибо, брат!</text:p>
      <text:p text:style-name="P5">Бродяга пошлёпал в дождь.</text:p>
      <text:p text:style-name="P5">Я смотрел ему вслед, пытаясь вспомнить <text:span text:style-name="T29">детали </text:span>образ<text:span text:style-name="T29">а</text:span>, на мгновение проступивш<text:span text:style-name="T29">его</text:span> во тьме.</text:p>
      <text:p text:style-name="P11">***</text:p>
      <text:p text:style-name="P1"><text:span text:style-name="T1">Кроме нажраться </text:span><text:span text:style-name="T4">рома</text:span><text:span text:style-name="T1">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text:soft-page-break/>Грохот улицы не достигал крыши 24-хэтажного корпуса <text:span text:style-name="T1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5">&lt;</text:span><text:span text:style-name="T10">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1">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8">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8">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text:soft-page-break/>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text:soft-page-break/>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1">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1">Описание получше</text:span><text:span text:style-name="T5">&gt;</text:span></text:p>
      <text:p text:style-name="P1"><text:span text:style-name="T1">–</text:span> Так это и есть наш <text:span text:style-name="T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1">парой сезонов</text:span><text:span text:style-name="T5">&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10">Надо мной склонилась ещё одна </text:span><text:span text:style-name="T11">однорогая</text:span><text:span text:style-name="T10">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10">Он разговаривает! Он разумен! </text:span><text:span text:style-name="T11">–</text:span><text:span text:style-name="T10"> затопала копытцами в восторге фиолетовая единорожка</text:span><text:span text:style-name="T12">&lt;</text:span><text:span text:style-name="T11">аликорн?</text:span><text:span text:style-name="T12">&gt;</text:span><text:span text:style-name="T10">. </text:span><text:span text:style-name="T11">– Может статься, наши усилия не напрасны</text:span><text:span text:style-name="T12">! </text:span><text:span text:style-name="T1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5">&lt;</text:span><text:span text:style-name="T11">крюшоне</text:span><text:span text:style-name="T5">&gt;</text:span><text:span text:style-name="T1">, а не о </text:span><text:span text:style-name="T5">&lt;</text:span><text:span text:style-name="T11">кросс-магии (объединение магий порядка Селестии и Луны, магии гармонии Твайлайт и магии хаоса Дискорда)</text:span><text:span text:style-name="T5">&gt;</text:span><text:span text:style-name="T1">.</text:span></text:p>
      <text:p text:style-name="P1"><text:span text:style-name="T1">– Сестрица, не позорься! – шикнула на Селестию тёмная аликорница. – Не выдавай желаемое за действительное хотя бы при посторонних.</text:span></text:p>
      <text:p text:style-name="P5"><text:soft-page-break/>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1">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10">Лавандовая единорожка</text:span><text:span text:style-name="T5">&gt; </text:span>(<text:span text:style-name="T10">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text:soft-page-break/>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упер</text:span>…</text:p>
      <text:p text:style-name="P5"><text:span text:style-name="T5">&lt;</text:span><text:span text:style-name="T10">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7">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0">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text:span><text:soft-page-break/><text:span text:style-name="T1">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lt;<text:span text:style-name="T10">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плюше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 Кимеринн сложил приставные ступеньки и закрепил их под днищем, <text:soft-page-break/>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синхронно махала крыльями, задавая экипажу вектор движения.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84">Ну, блин, пронесло! Не думаю, что эта дрянь умеет летать. Я облегчённо выдохнул.</text:p>
      <text:p text:style-name="P86"><text:span text:style-name="T25">Мы полетели над мутной водой, покрытой ряской, кувшинками и торчащими кое-где корягами. По мере подъёма с</text:span>тало видно, что <text:span text:style-name="T26">руины</text:span> расположен<text:span text:style-name="T26">ы</text:span> на острове посреди широ<text:span text:style-name="T25">ченного</text:span> болота, <text:span text:style-name="T25">со всех сторон окружённого лесом. Снаружи даже те развалины, что остались от замка, выглядели фантастически красиво. Смыкающиеся в необозримой высоте стрельчатые арки, ведущие в никуда переходы паутинных форм, каменные драконы на карнизах стен без крыш, пронзающие небо сторожевые башни вызывали благоговейную оторопь. Если б восстановить это чудо!.. Нойшванштайн нервно курит в сторонке!</text:span></text:p>
      <text:p text:style-name="P87">– <text:s/><text:span text:style-name="T27">Тут прошли наши самые счастливые годы. – <text:s/>тихо сказала Луна, всё это время наблюдавшая за мной. – <text:s/>Когда долго всё идёт хорошо, кажется, что так будет всегда. Тысячу лет назад нам с сестрой так казалось. Тем больнее наблюдать за тем, что осталось от былого.</text:span></text:p>
      <text:p text:style-name="P88">Она указала на остатки маленькой <text:span text:style-name="T31">постройки</text:span> на <text:span text:style-name="T31">высокой круче за замком</text:span>.</text:p>
      <text:p text:style-name="P88">– <text:s/>Отсюда <text:span text:style-name="T31">началось строительство </text:span></text:p>
      <text:p text:style-name="P85"><text:span text:style-name="T25"><text:s text:c="2"/>&lt;</text:span><text:span text:style-name="T13">описание </text:span><text:span text:style-name="T14">и грустный коментарий Луны</text:span><text:span text:style-name="T25">&gt;</text:span></text:p>
      <text:p text:style-name="P5"/>
      <text:p text:style-name="P81">Мое внимание привлекло пятно ряби на воде, быстро догоняющее тень от колесницы. </text:p>
      <text:p text:style-name="P1"><text:span text:style-name="T17">–</text:span><text:span text:style-name="T15"> Похоже, он</text:span><text:span text:style-name="T16">и</text:span><text:span text:style-name="T15"> приближаются! </text:span><text:span text:style-name="T16">– </text:span><text:span text:style-name="T1">Дискорд указал кривым когтем на пятно ряби на болотной воде, быстро догоняющей тень от колесницы. </text:span><text:span text:style-name="T5">–</text:span><text:span text:style-name="T1"> Вот не было заботы! Придётся набирать высоту кругами.</text:span></text:p>
      <text:p text:style-name="P5">Он рванул управляющий жезл на себя и вправо. Пегасы заложили резкий вираж обратно к замку, но платформа была громоздка и неуклюжа, а островок с развалинами замка невелик, и потому держаться над сушей не получалось.</text:p>
      <text:p text:style-name="P5">Луна подняла голову и, оценив обстановку, заметила:</text:p>
      <text:p text:style-name="P5"/>
      <text:p text:style-name="P5"/>
      <text:p text:style-name="P2"/>
      <text:p text:style-name="P2">мелко молотя чахлыми крылышками, на повозку спикировал Дискорд. <text:span text:style-name="T1">–</text:span> </text:p>
      <text:p text:style-name="P2">, </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6">– Вправо! – заорал Дискорд.</text:p>
      <text:p text:style-name="P5"/>
      <text:p text:style-name="P5"><text:soft-page-break/></text:p>
      <text:p text:style-name="P5"/>
      <text:p text:style-name="P5">По мере подъёма стало видно, что замок, фактически, расположен на островке, со всех сторон окружённом болотом.</text:p>
      <text:p text:style-name="P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1">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0">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2"/>
      <text:p text:style-name="P2">Руины древнего замка внизу сменила топкая зелень болота.</text:p>
      <text:p text:style-name="P2"><text:span text:style-name="T5">–</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
      <text:p text:style-name="P2"><text:soft-page-break/></text:p>
      <text:p text:style-name="P2"/>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4">&lt;<text:span text:style-name="T11">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6">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oft-page-break/><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5">&lt;</text:span><text:span text:style-name="T10">процедила</text:span><text:span text:style-name="T5">&gt;</text:span> сквозь сжатые зубы Селестия.</text:p>
      <text:p text:style-name="P2"><text:span text:style-name="T5">–</text:span> Раз! Два! Три! У-у-ух! <text:span text:style-name="T5">–</text:span> мы поднапряглись и таки втянули немалую тушу Дискорда в повозку.</text:p>
      <text:p text:style-name="P2"><text:span text:style-name="T5">–</text:span> Ффух. Выкарабкались. Почти без потерь, <text:span text:style-name="T5">–</text:span> заметил Дискорд, оглядывая крыло.</text:p>
      <text:p text:style-name="P2"><text:span text:style-name="T5">–</text:span> Кимеринн погиб, <text:span text:style-name="T5">–</text:span> прошептала Луна.</text:p>
      <text:p text:style-name="P2"><text:span text:style-name="T5">–</text:span> Да, я видел. Он погиб, спасая друзей и свою принцессу. Это <text:s/>не худшая смерть, <text:s/><text:span text:style-name="T5">–</text:span> печально ответствовал Дискорд.</text:p>
      <text:p text:style-name="P2">Дальше мы летели молча.</text:p>
      <text:p text:style-name="P2"/>
      <text:h text:style-name="P93" text:outline-level="2">Кантерлот</text:h>
      <text:p text:style-name="P54">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text:soft-page-break/>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5">”</text:span></text:p>
      <text:p text:style-name="P17">Есть четыре предела магии: </text:p>
      <text:list xml:id="list3789317789754740466" text:style-name="L4">
        <text:list-item>
          <text:p text:style-name="P82">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2">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2">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2">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oft-page-break/><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text:span>“Основы магического <text:span text:style-name="T5">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1">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0">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text:soft-page-break/>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1">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0"> - А почему ты смеялась, когда я обблевал тебе копыто?</text:span></text:p>
      <text:p text:style-name="P14"><text:span text:style-name="T10">-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93" text:outline-level="2">Рассказ Селестии <text:span text:style-name="T10">(“1001 ночь”)</text:span></text:h>
      <text:p text:style-name="P6"/>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1">...</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oft-page-break/><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oft-page-break/><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text:soft-page-break/>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5"><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93" text:outline-level="2">Рейд пони-рэйнджеров</text:h>
      <text:p text:style-name="P2"/>
      <text:p text:style-name="P23">(леденящий душу триллер, музыка тревожная)</text:p>
      <text:p text:style-name="P6">&lt;<text:span text:style-name="T1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text:soft-page-break/>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oft-page-break/><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9">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1">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0">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0">???</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text:soft-page-break/>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93" text:outline-level="2">Рейд пони-рэйнджеров-2 (<text:span text:style-name="T1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0">гидрорысью</text:span><text:span text:style-name="T5">&gt;</text:span> и нападением <text:span text:style-name="T5">&lt;</text:span><text:span text:style-name="T10">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0">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oft-page-break/><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0">34 - утерянная глава </text:span><text:span text:style-name="T5">&gt;</text:span></text:p>
      <text:p text:style-name="P2"><text:span text:style-name="T5">&lt;</text:span><text:span text:style-name="T10">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3" text:outline-level="2">В библиотеке замка Селестии</text:h>
      <text:p text:style-name="P51"/>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0">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0">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0">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1">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oft-page-break/><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1">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28">–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93" text:outline-level="2"><text:soft-page-break/>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5">заклинание равновесия, в описании к которому есть ссылка на заклинание роста </text:span><text:span text:style-name="T16">(вставить шутку в стиле Влада)</text:span><text:span text:style-name="T1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oft-page-break/><text:span text:style-name="T5">&lt;</text:span><text:span text:style-name="T11">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0">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1">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oft-page-break/><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text:soft-page-break/>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9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oft-page-break/><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oft-page-break/><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3" text:outline-level="2">Первый сеанс двойного сна. Рэрити</text:h>
      <text:p text:style-name="P2"/>
      <text:p text:style-name="P2"><text:span text:style-name="T5">&lt;</text:span><text:span text:style-name="T1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0">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3" text:outline-level="2">Сон Макса</text:h>
      <text:p text:style-name="P51"/>
      <text:p text:style-name="P2"><text:span text:style-name="T5">&lt;</text:span><text:span text:style-name="T1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5">–</text:span> Готова, <text:span text:style-name="T5">–</text:span> процедила она.</text:p>
      <text:p text:style-name="P25">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0">Эгрегор Эквестрии </text:span><text:span text:style-name="T12">—</text:span><text:span text:style-name="T10"> Селестия </text:span><text:span text:style-name="T12">—</text:span><text:span text:style-name="T10">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0">Как возникли пегасы и единороги.</text:span></text:p>
      <text:p text:style-name="P2"><text:span text:style-name="T10">Пони для мирного сосуществования с соседями вступали в межвидовые браки (не только правители, а и целые племена). Единороги </text:span><text:span text:style-name="T11">—</text:span><text:span text:style-name="T10"> гибриды земнопони и истинных единорогов (с раздвоенными копытами и хвостом с кисточкой). Пегасы </text:span><text:span text:style-name="T11">—</text:span><text:span text:style-name="T10"> гибриды земнопони и грифонов (гены пегасов </text:span><text:span text:style-name="T11">—</text:span><text:span text:style-name="T10">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oft-page-break/><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0">Рэйнбоу объясняет Максу, почему Пинки расплатилась за него </text:span><text:span text:style-name="T11">—</text:span><text:span text:style-name="T10"> и вспоминает, что когда-то уже объясняла нечто подобное (Леро)</text:span></text:p>
      <text:p text:style-name="P2"><text:span text:style-name="T10">У Твайлайт после видения гибели Кимеринна появились морщинки возле глаз</text:span><text:span text:style-name="T5">&gt;</text:span></text:p>
      <text:p text:style-name="P2"/>
      <text:h text:style-name="P9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0">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0">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0">Дэш расплачивается за Макса в кафе. Когда тот спрашивает, почему она и Пинки платят за него, Дэш, вместо ответа, говорит:</text:span></text:p>
      <text:p text:style-name="P2"><text:span text:style-name="T12">–</text:span><text:span text:style-name="T10"> Пинки? </text:span><text:span text:style-name="T12">–</text:span><text:span text:style-name="T10"> Дэш сморщила нос. </text:span><text:span text:style-name="T12">–</text:span><text:span text:style-name="T10"> Я скажу ей, чтоб больше не </text:span><text:span text:style-name="T12">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0">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oft-page-break/><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0">Аликорны </text:span><text:span text:style-name="T12">—</text:span><text:span text:style-name="T10"> элементали. Они воплощают в себе какую-либо сторону чаяний и настроений сообщества пони. Анакорн </text:span><text:span text:style-name="T12">—</text:span><text:span text:style-name="T10">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2">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oft-page-break/><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text:soft-page-break/>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0">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9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0">Вкратце суть сна Рэрити.</text:span></text:p>
      <text:p text:style-name="P2"><text:span text:style-name="T10">Она проснулась в мире Терры веб-дизайнером. И мир Эквестрии ей только снился </text:span><text:span text:style-name="T12">—</text:span><text:span text:style-name="T10"> и быстро начал забываться. Т.е. мир Эквестрии - всего лишь сон терранского парня (девушки?)</text:span></text:p>
      <text:p text:style-name="P2"><text:span text:style-name="T10">к экрану - очередь из пони (пони пропадают из Эквестрии). В очереди близко к экрану </text:span><text:span text:style-name="T12">—</text:span><text:span text:style-name="T10"> Селестия. Рэрити </text:span><text:span text:style-name="T12">—</text:span><text:span text:style-name="T10"> без очереди (у неё </text:span><text:span text:style-name="T12">—</text:span><text:span text:style-name="T10"> билет-пропуск от Индрэ).</text:span></text:p>
      <text:p text:style-name="P2"><text:span text:style-name="T10">Рэрити проснулась парнем, т.к. в Эквестрии </text:span><text:span text:style-name="T12">—</text:span><text:span text:style-name="T10"> матриархат, роль терранских мужчин там несут кобылы.</text:span></text:p>
      <text:p text:style-name="P2"><text:span text:style-name="T10">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0">Влад рассказывает Максу о своём сне </text:span><text:span text:style-name="T12">—</text:span><text:span text:style-name="T10">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0">согласовать с тем, что говорил Анакорн о Р/Д</text:span><text:span text:style-name="T5">&gt;</text:span>). </text:p>
      <text:p text:style-name="P2">Об этом Эгрегоре пишется в книге <text:span text:style-name="T5">&lt;</text:span><text:span text:style-name="T10">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0">обоснование сна для Р/Д. РД видит несколько вариантов историй с Mane6 </text:span><text:span text:style-name="T12">—</text:span><text:span text:style-name="T10"> и с собой + Леро </text:span><text:span text:style-name="T12">—</text:span><text:span text:style-name="T10"> намёк на несовместимые фанфики</text:span></text:p>
      <text:p text:style-name="P2"><text:span text:style-name="T10">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0">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0">Кто следующий готов рассказывать?</text:span></text:p>
      <text:p text:style-name="P25">Пинки дёрнулась на месте, но промолчала.</text:p>
      <text:p text:style-name="P2"><text:span text:style-name="T12">–</text:span><text:span text:style-name="T10"> Я расскажу, - шагнула вперёд радужная пегаска. </text:span><text:span text:style-name="T12">–</text:span><text:span text:style-name="T10"> Хотя вряд ли ты узнаешь что-то полезное. Там галиматья какая-то…</text:span><text:span text:style-name="T5">&gt;</text:span></text:p>
      <text:p text:style-name="P2"/>
      <text:p text:style-name="P2"><text:span text:style-name="T5">&lt;</text:span><text:span text:style-name="T10">Сон РД:</text:span></text:p>
      <text:p text:style-name="P25">...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5">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0">В мире Терры они ищут Селестию. В конце-концов Макс находит её в кибермозге </text:span><text:span text:style-name="T12">—</text:span><text:span text:style-name="T1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2">—</text:span><text:span text:style-name="T10">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oft-page-break/><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9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1">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0">…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5">–</text:span> А водку у вас принято пить?</text:p>
      <text:p text:style-name="P2"><text:span text:style-name="T12">–</text:span><text:span text:style-name="T10"> Некоторые употребляют. Но правительница Эквестрии, пьющая водку </text:span><text:span text:style-name="T11">—</text:span><text:span text:style-name="T10"> это уже черезчур. </text:span><text:span text:style-name="T12">–</text:span><text:span text:style-name="T10"> Засмеялась Селестия. </text:span><text:span text:style-name="T12">–</text:span><text:span text:style-name="T10">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17"><text:soft-page-break/>“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9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9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2"/>
      <text:p text:style-name="P2"><text:span text:style-name="T5">&lt;</text:span><text:span text:style-name="T10">Концепция абсолютного зла. Вычеркнуть кого-то из бытия.</text:span></text:p>
      <text:p text:style-name="P2"><text:span text:style-name="T10">Пока идёт борьба за вычёркивание </text:span><text:span text:style-name="T11">—</text:span><text:span text:style-name="T10"> это вычёркивание является злом. Но когда вычёркивание произошло, зло исчезает </text:span><text:span text:style-name="T11">—</text:span><text:span text:style-name="T10"> т.к. вычеркнутого никогда не было, о нём никто не знает. Никто </text:span><text:span text:style-name="T11">—</text:span><text:span text:style-name="T10"> даже вычёркивающий</text:span><text:span text:style-name="T5">&gt;</text:span></text:p>
      <text:p text:style-name="P2"/>
      <text:h text:style-name="P93"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1">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oft-page-break/><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0">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0">добавить сочувствия</text:span><text:span text:style-name="T5">&gt;</text:span>.</text:p>
      <text:p text:style-name="P2"/>
      <text:p text:style-name="P2"><text:span text:style-name="T5">&lt;</text:span><text:span text:style-name="T10">После этого случая Тавйлайт решает прекратить сеансы двойного сна. Сеанса с ЭйДжей и Флатти не будет</text:span><text:span text:style-name="T5">&gt;</text:span></text:p>
      <text:p text:style-name="P2"/>
      <text:h text:style-name="P93" text:outline-level="2"><text:soft-page-break/>Исчезновение Селестии</text:h>
      <text:p text:style-name="P83">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1">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1">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oft-page-break/><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3" text:outline-level="2">Поиск решения</text:h>
      <text:p text:style-name="P51"/>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0">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2">—</text:span><text:span text:style-name="T10"> Луна создаёт обратный коридор в срок.</text:span><text:span text:style-name="T5">&gt;</text:span></text:p>
      <text:p text:style-name="P2"/>
      <text:h text:style-name="P9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text:soft-page-break/>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1">Дуглас </text:span><text:span text:style-name="T12">—</text:span><text:span text:style-name="T11"> </text:span><text:span text:style-name="T12">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0">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text:soft-page-break/>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0">двухмесячной</text:span><text:span text:style-name="T5">&gt;</text:span> давности осталось лишь направление движения.</text:p>
      <text:p text:style-name="P2">И опять, как <text:span text:style-name="T5">&lt;</text:span><text:span text:style-name="T10">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text:soft-page-break/>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0">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0">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9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0">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17">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oft-page-break/><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0">Не следует противопоставлять злу ещё большее зло - это только усилит его — </text:span><text:span text:style-name="T11">кодовая фраза</text:span><text:span text:style-name="T1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text:soft-page-break/>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0">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0">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0">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0">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0">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0">пять</text:span><text:span text:style-name="T5">&gt;</text:span>длинную прореху в куртке, <text:span text:style-name="T5">&lt;</text:span><text:span text:style-name="T10">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0">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0">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0">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0">улучшить</text:span><text:span text:style-name="T5">&gt;</text:span>. А тот случай, когда мне пришлось зашивать тебе куртку после нападения убийц <text:span text:style-name="T5">&lt;</text:span><text:span text:style-name="T10">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3" text:outline-level="2">След?</text:h>
      <text:p text:style-name="P51"/>
      <text:p text:style-name="P2"><text:span text:style-name="T5">&lt;</text:span><text:span text:style-name="T10">сначала эпизод - проверка сумки в серверной</text:span><text:span text:style-name="T5">&gt;</text:span></text:p>
      <text:p text:style-name="P2"><text:span text:style-name="T5">&lt;</text:span><text:span text:style-name="T1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5">&lt;</text:span><text:span text:style-name="T10">“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0">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0">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text:soft-page-break/>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0">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text:soft-page-break/>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3" text:outline-level="2">Озарение</text:h>
      <text:p text:style-name="P2"/>
      <text:p text:style-name="P2"><text:span text:style-name="T5">&lt;</text:span><text:span text:style-name="T1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text:soft-page-break/>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5">– </text:span>Ну хорошо. Убедила. В конце-концов, можем поступить так. Вы с Флатти вернётесь обратно а я продолжу поиски здесь.</text:p>
      <text:p text:style-name="P4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5">– </text:span>Вы можете связываться со мной раз в месяц по коридору.</text:p>
      <text:p text:style-name="P4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5">– </text:span>Конечно оставаться. Кто ещё, кроме нас, может найти её?</text:p>
      <text:p text:style-name="P40"><text:span text:style-name="T5">– </text:span>Я думал, ты не сможешь оставить Энджела и всех остальных надолго.</text:p>
      <text:p text:style-name="P4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5">– </text:span>Извини, Флаттершай, забылся.</text:p>
      <text:p text:style-name="P45"><text:span text:style-name="T5">– </text:span>Та ладно, я ж не против, – возразила Эпплджек. – Не парься, Флатти. Было б хуже, если б он <text:s/>назвал меня Эпплджек на людях.</text:p>
      <text:p text:style-name="P45"><text:span text:style-name="T5">– </text:span>Ты так... – запнулась Флаттершай. – Так быстро забыла свою ферму. И...</text:p>
      <text:p text:style-name="P4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5">– </text:span>Как ты можешь так говорить? – расплакалась Флаттершай.</text:p>
      <text:p text:style-name="P45"><text:span text:style-name="T5">– </text:span>Эй, девушки, не ссорьтесь! Мы — одна команда! И надеюсь, останемся ею и в дальнейшем. </text:p>
      <text:list xml:id="list3484451156668592934" text:style-name="L5">
        <text:list-header>
          <text:p text:style-name="P8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5">– </text:span>А если нет? – Эпплджек смотрела мне мне прямо в глаза.</text:p>
      <text:list xml:id="list203818961317500" text:continue-numbering="true" text:style-name="L5">
        <text:list-header>
          <text:p text:style-name="P89">Я молча пожал плечами. Эпплджек уверенно продолжила.</text:p>
        </text:list-header>
      </text:list>
      <text:p text:style-name="P4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text:soft-page-break/>ухаживать нужно. А мой братец только рад будет остаться на полгода без присмотра. Так что тут выбора не остаётся.</text:p>
      <text:p text:style-name="P45"><text:span text:style-name="T5">– </text:span>Спасибо, ЭйДжей.</text:p>
      <text:p text:style-name="P4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819295698878" text:continue-numbering="true" text:style-name="L5">
        <text:list-header>
          <text:p text:style-name="P89">Флаттершай пробормотала нечто, показавшееся мне знакомым.</text:p>
        </text:list-header>
      </text:list>
      <text:p text:style-name="P45"><text:span text:style-name="T5">– </text:span>Флатти, ты что-то сказала? Я не расслышал.</text:p>
      <text:p text:style-name="P45"><text:span text:style-name="T5">– </text:span>Намерение Изменяет Реальность.</text:p>
      <text:p text:style-name="P45"><text:span text:style-name="T5">– </text:span>Эээ. А где ты слышала эту фразу, если не секрет?</text:p>
      <text:p text:style-name="P4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819067460440" text:continue-numbering="true" text:style-name="L5">
        <text:list-header>
          <text:p text:style-name="P89">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5">– </text:span>Флатти, ЭйДжей, буду через час. Ждите!</text:p>
      <text:p text:style-name="P40"/>
      <text:h text:style-name="P94" text:outline-level="2">Почти.</text:h>
      <text:p text:style-name="P52"/>
      <text:p text:style-name="P45">В офисе меня встретил лыбящийся Стас.</text:p>
      <text:p text:style-name="P4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5">расказывать</text:span>.</text:p>
      <text:p text:style-name="P4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text:soft-page-break/>– Спасибо, Стас. Ты молодец.</text:p>
      <text:p text:style-name="P45">Ниточка, чуть было не прервавшаяся в офисе, повела в квартиру Влада.</text:p>
      <text:p text:style-name="P45"/>
      <text:h text:style-name="P94" text:outline-level="2">Дискорд</text:h>
      <text:p text:style-name="P51"/>
      <text:p text:style-name="P52">Девушки поспешно собирались, пока я растолковывал им задачу.</text:p>
      <text:p text:style-name="P5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2"><text:span text:style-name="T5">– </text:span>Это тот твой приятель, который разбился с полгода назад? – спросила Эпплджек.</text:p>
      <text:p text:style-name="P52"><text:span text:style-name="T5">– </text:span>Да, это он.</text:p>
      <text:p text:style-name="P52"><text:span text:style-name="T5">– </text:span>А как мы попадём в его квартиру? Там сейчас кто-то живёт? – Флаттершай прыгала на одной ноге, натягивая кед.</text:p>
      <text:p text:style-name="P5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5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0">Плохо написано!</text:span><text:span text:style-name="T5">&gt;</text:span></text:p>
      <text:p text:style-name="P53">Я поднёс брелок пропуска к домофону, но дверь подъезда не открылась. Замигала красная лампочка и зажужжал зуммер.</text:p>
      <text:p text:style-name="P53">Я выругался.</text:p>
      <text:p text:style-name="P53"><text:span text:style-name="T5">– </text:span>Макс, что случилось? У нас проблемы?</text:p>
      <text:p text:style-name="P5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3"><text:span text:style-name="T5">– </text:span>Так что, будем ломать дверь? – Эпплджек критически осмотрелась, подмечая бабулек на лавочке и зевак во внутреннем скверике.</text:p>
      <text:p text:style-name="P53"><text:span text:style-name="T5">– </text:span>Нет нужды. Лучше станьте-ка сзади меня так, чтобы заслонить от этих бабулек и от вооон той камеры наблюдения.</text:p>
      <text:list xml:id="list6259016722396719305" text:style-name="L6">
        <text:list-header>
          <text:p text:style-name="P9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0"><text:span text:style-name="T5">–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0"><text:span text:style-name="T5">– </text:span>Макс, тут окно разбито! И верёвка какая-то висит. – крикнула Флаттершай из кухни.</text:p>
      <text:p text:style-name="P70"><text:span text:style-name="T5">–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5">–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5">– </text:span>Оп-па! – пробормотала Эпплджек. – Нежданчик!</text:p>
      <text:p text:style-name="P70"><text:span text:style-name="T5">– </text:span>Ты, я вижу, времени не терял, – моя рука под прикрытием стола медленно тянулась к тяжёлой фарфоровой кружке, стоящей на краю.</text:p>
      <text:p text:style-name="P5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5">– </text:span>А почему ты вообще решил искать нас тут? – спросила Эпплджек. – Приехал бы домой. Мы б тебя чаем напоили.</text:p>
      <text:p text:style-name="P55"><text:span text:style-name="T5">– </text:span>Видишь ли, дорогая Эй-Джей, я с самого начала знал, где находится наша уважаемая принцесса, а времени в обрез, так что...</text:p>
      <text:p text:style-name="P60"><text:soft-page-break/>В проёме дверей появилась Флаттершай.</text:p>
      <text:p text:style-name="P55"><text:span text:style-name="T5">– </text:span>С кем это вы тут разговариваете?</text:p>
      <text:list xml:id="list6627395182855454173" text:style-name="L7">
        <text:list-header>
          <text:p text:style-name="P9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На лице Дискорда появилось удивлённо-мечтательное выражение и он вырубился.</text:p>
      <text:p text:style-name="P70"/>
      <text:h text:style-name="P93"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5">&lt;</text:span><text:span text:style-name="T10">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text:soft-page-break/>&lt;<text:span text:style-name="T11">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6">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65">– И что? – продолжила его мысль Эпплджек.</text:p>
      <text:p text:style-name="P65">– Эквестрийские <text:span text:style-name="T5">&lt;</text:span><text:span text:style-name="T10">три месяца</text:span><text:span text:style-name="T5">&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61"/>
      <text:h text:style-name="P93"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text:soft-page-break/>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5">&lt;</text:span><text:span text:style-name="T10">полгода</text:span><text:span text:style-name="T5">&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1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5" text:outline-level="1">Беседа за столиком в ночи</text:h>
      <text:p text:style-name="P42">Из-за заинтересованности Эквуса в Максе, тому не приходится прилагать усилий для 34 — на что ему указывает Анакорн</text:p>
      <text:p text:style-name="P4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text:soft-page-break/>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5">–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text:soft-page-break/>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1">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шар Эквуса.</text:p>
      <text:p text:style-name="P4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47">Ко мне наконец-то пришло понимание ситуации.</text:p>
      <text:p text:style-name="P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8">–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Я вспомнил события последнего года <text:span text:style-name="T5">&lt;</text:span>упомянуть в эпизоде на Терре, что МЛП-сериал закрылся год назад<text:span text:style-name="T5">&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5"><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Я задумался.</text:p>
      <text:p text:style-name="P47"><text:soft-page-break/>–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 А кьютимарки? Как, <text:span text:style-name="T5">&lt;</text:span><text:span text:style-name="T12">чёрт</text:span><text:span text:style-name="T5">&gt;</text:span> меня побери, объяснить кьютимарки?</text:p>
      <text:p text:style-name="P47">– А кьютимарки ты сам даришь пони, когда распознаёшь их жизненное предназначение.</text:p>
      <text:p text:style-name="P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73">– <text:span text:style-name="T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5">–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5">– </text:span>Факн щит<text:note text:id="ftn8" text:note-class="footnote"><text:note-citation>8</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4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 Та ладно, не утешай. Я не маленький ребёнок. Долг платежом красен. Сделаю то, что ты хочешь. 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0">Такова природа низкоэнергетических монад</text:span>.</text:p>
      <text:p text:style-name="P45">– А я разве сплю?</text:p>
      <text:p text:style-name="P45"><text:soft-page-break/>–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Во-первых, может возникнуть временная <text:span text:style-name="T5">&lt;</text:span><text:span text:style-name="T10">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
      <text:p text:style-name="P46">***</text:p>
      <text:p text:style-name="P45">– Привет, Макс. – образ Селестии снова реял передо мной, как <text:span text:style-name="T5">&lt;</text:span><text:span text:style-name="T10">полгода</text:span><text:span text:style-name="T5">&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soft-page-break/>…</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4989456335766448683" text:style-name="L8">
        <text:list-header>
          <text:p text:style-name="P91">(<text:span text:style-name="T16">Луна — как повелительница снов, слышала разговор Макса с Анакорном</text:span>)</text:p>
          <text:p text:style-name="P92"/>
        </text:list-header>
      </text:list>
      <text:p text:style-name="P62">***</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pan text:style-name="T1">–</text:span> И я в порядке. Вот, возвращаюсь в свой мир. Ну, не совсем в свой. Почти в свой.</text:p>
      <text:p text:style-name="P40"><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text:soft-page-break/>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40">Я опустил руку на шею Дэш и ощутил теплоту и лёгкое покалывание в пустоте.</text:p>
      <text:p text:style-name="P40"><text:span text:style-name="T5">–</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
      <text:h text:style-name="P93" text:outline-level="2">Земля</text:h>
      <text:p text:style-name="P43">Музыкальная тема из бегущего по лезвию бритвы — <text:span text:style-name="T5">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
      <text:p text:style-name="P40"><text:soft-page-break/></text:p>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09T20:38:16.949113542</dc:date>
    <meta:editing-duration>P34DT4H1M33S</meta:editing-duration>
    <meta:editing-cycles>822</meta:editing-cycles>
    <meta:generator>LibreOffice/5.0.2.2$Linux_X86_64 LibreOffice_project/00m0$Build-2</meta:generator>
    <meta:document-statistic meta:table-count="0" meta:image-count="0" meta:object-count="0" meta:page-count="105" meta:paragraph-count="2073" meta:word-count="44901" meta:character-count="299328" meta:non-whitespace-character-count="254291"/>
  </office:meta>
</office:document-meta>
</file>